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062d" officeooo:paragraph-rsid="0000062d"/>
    </style:style>
    <style:style style:name="P2" style:family="paragraph" style:parent-style-name="Standard">
      <style:text-properties officeooo:rsid="0002de43" officeooo:paragraph-rsid="0006c62b"/>
    </style:style>
    <style:style style:name="P3" style:family="paragraph" style:parent-style-name="Standard">
      <style:text-properties officeooo:rsid="000853f0" officeooo:paragraph-rsid="000853f0"/>
    </style:style>
    <style:style style:name="P4" style:family="paragraph" style:parent-style-name="Standard">
      <style:text-properties officeooo:rsid="001262da" officeooo:paragraph-rsid="001262da"/>
    </style:style>
    <style:style style:name="P5" style:family="paragraph" style:parent-style-name="Standard">
      <style:text-properties officeooo:rsid="0013f497" officeooo:paragraph-rsid="0013f497"/>
    </style:style>
    <style:style style:name="P6" style:family="paragraph" style:parent-style-name="Standard">
      <style:text-properties officeooo:rsid="0014d11c" officeooo:paragraph-rsid="0014d11c"/>
    </style:style>
    <style:style style:name="P7" style:family="paragraph" style:parent-style-name="Standard">
      <style:text-properties officeooo:rsid="0002de43" officeooo:paragraph-rsid="0014d11c"/>
    </style:style>
    <style:style style:name="P8" style:family="paragraph" style:parent-style-name="Standard">
      <style:text-properties officeooo:rsid="00169f5e" officeooo:paragraph-rsid="00169f5e"/>
    </style:style>
    <style:style style:name="T1" style:family="text">
      <style:text-properties officeooo:rsid="0001edae"/>
    </style:style>
    <style:style style:name="T2" style:family="text">
      <style:text-properties officeooo:rsid="00066d17"/>
    </style:style>
    <style:style style:name="T3" style:family="text">
      <style:text-properties fo:font-weight="bold" style:font-weight-asian="bold" style:font-weight-complex="bold"/>
    </style:style>
    <style:style style:name="T4" style:family="text">
      <style:text-properties fo:font-weight="bold" officeooo:rsid="00066d17" style:font-weight-asian="bold" style:font-weight-complex="bold"/>
    </style:style>
    <style:style style:name="T5" style:family="text">
      <style:text-properties fo:font-weight="bold" officeooo:rsid="0014d11c" style:font-weight-asian="bold" style:font-weight-complex="bold"/>
    </style:style>
    <style:style style:name="T6" style:family="text">
      <style:text-properties officeooo:rsid="0009e535"/>
    </style:style>
    <style:style style:name="T7" style:family="text">
      <style:text-properties officeooo:rsid="0013f497"/>
    </style:style>
    <style:style style:name="T8" style:family="text">
      <style:text-properties officeooo:rsid="0014d11c"/>
    </style:style>
    <style:style style:name="T9" style:family="text">
      <style:text-properties officeooo:rsid="00169f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the picture <text:span text:style-name="T3">model1.png</text:span> you can see the layer <text:span text:style-name="T1">orientated</text:span> structure of our flight controller. <text:span text:style-name="T6">From the top to the bottom, each layer uses the software form the layer below. This subjection is shown by the arrows pointing to the bottom. The flight controller acts as an auto stabilizer when the UAV is in the air so that the user don't has to steer against wind gusts and other external influences that disturb the flight.</text:span></text:p>
      <text:p text:style-name="P7">As you can see <text:span text:style-name="T8">in </text:span><text:span text:style-name="T5">model1.png </text:span><text:span text:style-name="T8">and already mentioned, the structure has eight layers:</text:span></text:p>
      <text:p text:style-name="P2"><text:span text:style-name="T2">The very bottom layer is the layer that's closet to the hardware and colored light red in </text:span><text:span text:style-name="T4">model1.png</text:span><text:span text:style-name="T2">. In this layer there are the drivers for the general I/O communication on the board such as I²C and PWM.</text:span></text:p>
      <text:p text:style-name="P3">In the second layer which is colored yellow, the drivers for the <text:span text:style-name="T6">sensors and actors the XCopter uses to communicate with the real world. Here we use four or six motors with rotors depending on the configuration of the XCopter. In addition we have an accelerometer, a gyroscope and a compass to detect the three dimensional lay and alignment. To share data between each other, they use the orange layer drivers. To receive the command signals from the remote control a RC driver is also implemented in this layer.</text:span></text:p>
      <text:p text:style-name="P4">To get useful data from the sensors it has to be filtered first to handle the disturbances. These filters are colored <text:span text:style-name="T7">dark </text:span>green and are in layer three. </text:p>
      <text:p text:style-name="P5">In the fourth layer the RC and sensor interpreters are placed and colored blue. The interpreters are used to get human readable and understandable data from the sensors.</text:p>
      <text:p text:style-name="P5">One layer above and colored pink, there are the controllers for the sensors, motors and the remote control. Each controller manages the specific device. This includes accessing the driver to get or set the raw data from the drivers. This raw data is then, if its one of the sensors, filtered and interpreted. This all is done automatically to provide an easy access by the controllers to higher layers. The <text:s/>motor controller has </text:p>
      <text:p text:style-name="P5">The PIDs are located between the PID_Controller (orange) and the other controllers (pink) in the sixth layer. Each motor has its own PID <text:span text:style-name="T8">regulator that is controlled by the orange colored PID_Controller.</text:span></text:p>
      <text:p text:style-name="P6">The PID <text:span text:style-name="T9">c</text:span>ontroller <text:span text:style-name="T9">in layer seven collects all necessary data from the controllers in the pink layer five for the PID regulators. This includes the setpoint from the remote control and the actual value from the sensors. The value the PIDs return is then used by the motor controllers to set the needed speed to let the XCopter fly stable.</text:span></text:p>
      <text:p text:style-name="P8">The very top layer is the flight controller that manages the timing and general flow of the application in the main method.</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13:33:20.206011851</meta:creation-date>
    <dc:date>2015-10-07T11:40:41.876227390</dc:date>
    <meta:editing-duration>PT4H41M31S</meta:editing-duration>
    <meta:editing-cycles>18</meta:editing-cycles>
    <meta:generator>LibreOffice/4.4.2.2$Linux_X86_64 LibreOffice_project/40m0$Build-2</meta:generator>
    <meta:document-statistic meta:table-count="0" meta:image-count="0" meta:object-count="0" meta:page-count="1" meta:paragraph-count="10" meta:word-count="461" meta:character-count="2637" meta:non-whitespace-character-count="2185"/>
  </office:meta>
</office:document-meta>
</file>